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1" style:family="text">
      <style:text-properties officeooo:rsid="001f6b2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Text_20_body"/>
      <text:p text:style-name="Text_20_body">Nuestra propia naturaleza también condiciona lo que pensamos.</text:p>
      <text:p text:style-name="Text_20_body">Tenemos dos manos, y disfrutamos usarlas para construir cosas.<text:line-break/>Tenemos dos piernas, y caminamos sobre la tierra.<text:line-break/>No volamos como los pájaros, ni nadamos como los peces en las profundidades del océano.</text:p>
      <text:p text:style-name="Text_20_body">Estas características no solo definen cómo vivimos, también influyen en cómo imaginamos.<text:line-break/>Por ejemplo, muchas personas creen que, después de la muerte, su espíritu vivirá para siempre.<text:line-break/>La idea de una vida eterna es reconfortante, incluso deseada por muchos.<text:line-break/>¿Pero cómo imaginamos ese “vivir para siempre”?</text:p>
      <text:p text:style-name="Text_20_body">Probablemente haciendo cosas que nos resultan agradables:<text:line-break/>tomando el té con galletas dulces sobre una mesa con <text:span text:style-name="T1">un </text:span>mantel a cuadros,<text:line-break/>paseando por un centro comercial,<text:line-break/>jugando al tenis,<text:line-break/>pintando una puesta de sol al óleo.</text:p>
      <text:p text:style-name="Text_20_body">Imaginamos la eternidad como una extensión de nuestra vida actual.<text:line-break/>Haciendo lo que nos gusta hacer.<text:line-break/>Porque somos humanos. Y pensamos como humanos.</text:p>
      <text:p text:style-name="Text_20_body">Ahora imaginemos, por un momento, cómo sería la vida eterna para una serpiente.<text:line-break/>¿Qué cosas le interesarían?<text:line-break/>No lo sé, porque no soy una serpiente.<text:line-break/>Pero dudo que tomar el té, ir de compras, jugar al tenis o pintar paisajes estén en su lista de deseos.</text:p>
      <text:p text:style-name="Text_20_body">Tampoco imagino a un pez, un pájaro o una hormiga soñando con esas actividades.<text:line-break/>Quizás una hormiga preferiría pasar la eternidad cavando túneles.</text:p>
      <text:p text:style-name="Text_20_body">Lo que quiero decir es que no pensamos con total libertad.<text:line-break/>Nuestra forma de ser —nuestro cuerpo, nuestros sentidos, nuestras emociones— guía lo que imaginamos.<text:line-break/>Y todo lo que pensamos está, en última instancia, limitado por lo que somos.</text:p>
      <text:p text:style-name="Horizontal_20_Line"/>
      <text:p text:style-name="Text_20_body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5-29T17:47:50.904000000</meta:creation-date>
    <dc:date>2025-05-31T19:12:57.072000000</dc:date>
    <meta:editing-duration>PT4M21S</meta:editing-duration>
    <meta:editing-cycles>3</meta:editing-cycles>
    <meta:generator>LibreOffice/7.3.5.2$Windows_X86_64 LibreOffice_project/184fe81b8c8c30d8b5082578aee2fed2ea847c01</meta:generator>
    <meta:document-statistic meta:table-count="0" meta:image-count="0" meta:object-count="0" meta:page-count="1" meta:paragraph-count="8" meta:word-count="253" meta:character-count="1561" meta:non-whitespace-character-count="1316"/>
  </office:meta>
</office:document-meta>
</file>